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more than fifte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and frameworks in PHP, Java, Scala, Kotlin and NodeJS. Some problems I have solved are user and API authentication (SAML, OIDC),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third party services integration, among others.</text:p>
      <text:p text:style-name="Text_20_body">Regarding frontend development, I think software design and architecture is more important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Vue 2/3, charts.js, jQuery, underscore.js, backbone, jqueryUI, and lessCSS.</text:p>
      <text:p text:style-name="Text_20_body">I think team work and a quality-oriented development process is the key to build good products. I usually build solutions based on well-know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government-of-the-province-of-buenos-aires-2020---2023"/>Government of the Province of Buenos Aires (2020 - 2023)<text:bookmark-end text:name="government-of-the-province-of-buenos-aires-2020---2023"/></text:h>
      <text:p text:style-name="First_20_paragraph">Since 2020 I worked as a part time consultant for the Ministry of Justice. I was hired to build a biometrics system to identify subjects in the Buenos Aires Penitentiary Service. I built an <text:a xlink:type="simple" xlink:href="https://en.wikipedia.org/wiki/Automated_fingerprint_identification" office:name=""><text:span text:style-name="Definition">AFIS system</text:span></text:a> to enroll and identify people in penitenciaries. The system consisted on a web application that allows users to enroll and to search for subjects; a public API to interoperate with another systems; and a standalone, multi-platform service to manage fingerprint readers devices. There are several challenges building an AFIS, but I can mention the multi-platform support; the use of standard protocols and formats to interoperate between different biometrics systems; the information architecture to securely store biometric information; the abstraction layer to support multiple hardware using a common interface; asynchronous and distributed fingerprint search.</text:p>
      <text:p text:style-name="Text_20_body">The web application backend was built using Kotlin, Spring Boot, Postgres, open source biometrics libraries like <text:a xlink:type="simple" xlink:href="https://sourceafis.machinezoo.com/" office:name=""><text:span text:style-name="Definition">SourceAFIS</text:span></text:a>, RabbitMQ, MinIO, among others. The frontend was built using Vue3 and TypeScript, Jest for testing, and Storybook to document the components library. I also worked with propietary hardware drivers, and I did the research to define which devices were feasible for this project.</text:p>
      <text:p text:style-name="Text_20_body"><text:span text:style-name="T1">Technologies: Kotlin, TypeScript, Vue3; libraries like Spring Boot, Exposed; data sources like Postgres and Redis; other services like RabbitMQ and systemd (linux).</text:span></text:p>
      <text:h text:style-name="Heading_20_3" text:outline-level="3"><text:bookmark-start text:name="scv---wirewheel-2019---2023"/>SCV - WireWheel (2019 - 2023)<text:bookmark-end text:name="scv---wirewheel-2019---2023"/></text:h>
      <text:p text:style-name="First_20_paragraph">WireWheel is a USA east-cost based company that sells privacy-related products for other companies. For instance, software to manage users data access requests, and cookie-based consent management. The first two years I worked as developer in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1">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1">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1">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1">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1">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1">Technologie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1">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1">Technologies: Grunt, JavaScript (NodeJS), </text:span><text:a xlink:type="simple" xlink:href="https://github.com/cheeriojs/cheerio" office:name=""><text:span text:style-name="Definition"><text:span text:style-name="T1">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1">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1">Social and Cultural Anthropology</text:span></text:p>
        </text:list-item>
        <text:list-item>
          <text:p text:style-name="P5">E.N.E.T N°17 D.E. 20 (2001 - 2006) - <text:span text:style-name="T1">Electronic Technician</text:span></text:p>
        </text:list-item>
        <text:list-item>
          <text:p text:style-name="P5">Alfonsina Storni (Primary School)</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4-01-02T21:42:25Z</meta:creation-date>
    <dc:date>2024-01-02T21:42:25Z</dc:date>
    <meta:user-defined meta:name="job" meta:value-type="string">Software Engineer</meta:user-defined>
    <meta:user-defined meta:name="messages" meta:value-type="string"/>
  </office:meta>
</office:document-meta>
</file>